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key features of an effective sign-in page include:<text:line-break/><text:line-break/>1. **Clear and Simple Design**: A clean and organized design that is easy to navigate, with clear headings, fonts, colors, links, and buttons[1][3].<text:line-break/><text:line-break/>2. **Username and Password Fields**: Fields for inputting the user's username and password, with clear labels and a clear distinction between the two[1][3].<text:line-break/><text:line-break/>3. **Forgot Password Link**: A link that allows users to reset their passwords if they have forgotten them[1][3].<text:line-break/><text:line-break/>4. **Remember Me Option**: An option to save the user's login credentials for future use, enhancing user experience[1][3].<text:line-break/><text:line-break/>5. **Error Messages**: Clear and concise error messages that provide feedback on login attempts, without revealing unnecessary details[1][3].<text:line-break/><text:line-break/>6. **Social Media Sign-in Options**: Options to sign in with social media accounts, such as Google, Facebook, or Twitter, for a seamless and quick sign-in process[1][3].<text:line-break/><text:line-break/>7. **Cancelable Automatic Sign-in**: The ability to cancel automatic sign-in for a short period of time, ensuring user control and transparency[1][3].<text:line-break/><text:line-break/>8. **User-Friendly Language**: Clear and concise language that is easy to understand, avoiding technical jargon and focusing on the value proposition[1][3].<text:line-break/><text:line-break/>9. **Visual Appeal**: A visually appealing design that includes a logo, color scheme, and typography that aligns with the website's brand[1][3].<text:line-break/><text:line-break/>10. **Simple Navigation**: Simple and intuitive navigation that allows users to easily locate the sign-in form and other relevant features[1][3].<text:line-break/><text:line-break/>11. **Security Features**: Implementing security measures such as SSL encryption, two-factor authentication, and rate limiting to prevent attacks like SQL injection and cross-site scripting[1][3].<text:line-break/><text:line-break/>12. **Responsive Design**: A responsive design that adapts to different devices and screen sizes, ensuring a seamless user experience across various platforms[1][3].<text:line-break/><text:line-break/>These features work together to create a secure, user-friendly, and visually appealing sign-in page that effectively communicates the value of the website and encourages conversions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6:23:25.369000000</meta:creation-date>
    <dc:date>2024-06-08T16:24:21.488000000</dc:date>
    <meta:editing-duration>PT56S</meta:editing-duration>
    <meta:editing-cycles>1</meta:editing-cycles>
    <meta:document-statistic meta:table-count="0" meta:image-count="0" meta:object-count="0" meta:page-count="1" meta:paragraph-count="1" meta:word-count="289" meta:character-count="2068" meta:non-whitespace-character-count="1766"/>
    <meta:generator>LibreOffice/24.2.2.2$Windows_X86_64 LibreOffice_project/d56cc158d8a96260b836f100ef4b4ef25d6f1a01</meta:generator>
  </office:meta>
</office:document-meta>
</file>